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232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79cm" svg:height="0.584cm" svg:x="6.588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79cm" svg:height="0.584cm" svg:x="9.128cm" svg:y="10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79cm" svg:height="0.584cm" svg:x="9.179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03cm" svg:height="1.295cm" svg:x="6.588cm" svg:y="11.1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092cm" svg:height="0.569cm" svg:x="6.918cm" svg:y="10.169cm">
          <draw:text-box>
            <text:p text:style-name="P2"><text:span text:style-name="T1">LSR</text:span></text:p>
          </draw:text-box>
        </draw:frame>
        <draw:frame draw:style-name="gr4" draw:text-style-name="P2" draw:layer="layout" svg:width="1.143cm" svg:height="0.569cm" svg:x="9.483cm" svg:y="10.184cm">
          <draw:text-box>
            <text:p text:style-name="P2"><text:span text:style-name="T1">RS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1T07:29:32</meta:creation-date>
    <dc:date>2012-03-21T09:03:30</dc:date>
    <meta:editing-duration>PT3M36S</meta:editing-duration>
    <meta:editing-cycles>1</meta:editing-cycles>
    <meta:document-statistic meta:object-count="6"/>
    <meta:generator>LibreOffice/3.5$Linux_x86 LibreOffice_project/350m1$Build-13</meta:generator>
  </office:meta>
</office:document-meta>
</file>